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language="ru" fo:country="RU" officeooo:rsid="00061795" officeooo:paragraph-rsid="00061795"/>
    </style:style>
    <style:style style:name="P2" style:family="paragraph" style:parent-style-name="Standard">
      <style:paragraph-properties fo:text-align="start" style:justify-single-word="false"/>
      <style:text-properties fo:language="ru" fo:country="RU" officeooo:rsid="000705ba" officeooo:paragraph-rsid="000705ba"/>
    </style:style>
    <style:style style:name="P3" style:family="paragraph" style:parent-style-name="Standard">
      <style:paragraph-properties fo:text-align="start" style:justify-single-word="false"/>
      <style:text-properties fo:language="ru" fo:country="RU" officeooo:rsid="0007b39c" officeooo:paragraph-rsid="0007b39c"/>
    </style:style>
    <style:style style:name="P4" style:family="paragraph" style:parent-style-name="Standard">
      <style:paragraph-properties fo:text-align="start" style:justify-single-word="false"/>
      <style:text-properties fo:language="ru" fo:country="RU" officeooo:rsid="0009696a" officeooo:paragraph-rsid="0009696a"/>
    </style:style>
    <style:style style:name="P5" style:family="paragraph" style:parent-style-name="Standard">
      <style:paragraph-properties fo:text-align="start" style:justify-single-word="false"/>
      <style:text-properties fo:language="ru" fo:country="RU" officeooo:rsid="00096bd3" officeooo:paragraph-rsid="00096bd3"/>
    </style:style>
    <style:style style:name="P6" style:family="paragraph" style:parent-style-name="Standard">
      <style:paragraph-properties fo:text-align="start" style:justify-single-word="false"/>
      <style:text-properties fo:language="ru" fo:country="RU" officeooo:rsid="00096bd3" officeooo:paragraph-rsid="00097ba1"/>
    </style:style>
    <style:style style:name="P7" style:family="paragraph" style:parent-style-name="Standard">
      <style:paragraph-properties fo:text-align="start" style:justify-single-word="false"/>
      <style:text-properties fo:language="ru" fo:country="RU" officeooo:rsid="00096bd3" officeooo:paragraph-rsid="000ab84a"/>
    </style:style>
    <style:style style:name="P8" style:family="paragraph" style:parent-style-name="Standard">
      <style:paragraph-properties fo:text-align="start" style:justify-single-word="false"/>
      <style:text-properties fo:language="ru" fo:country="RU" officeooo:rsid="000b835b" officeooo:paragraph-rsid="000b835b"/>
    </style:style>
    <style:style style:name="P9" style:family="paragraph" style:parent-style-name="Standard">
      <style:paragraph-properties fo:text-align="start" style:justify-single-word="false"/>
      <style:text-properties fo:language="ru" fo:country="RU" officeooo:rsid="000d3126" officeooo:paragraph-rsid="000d3126"/>
    </style:style>
    <style:style style:name="P10" style:family="paragraph" style:parent-style-name="Standard">
      <style:paragraph-properties fo:text-align="center" style:justify-single-word="false"/>
      <style:text-properties fo:font-size="14pt" fo:language="ru" fo:country="RU" fo:font-weight="bold" officeooo:rsid="00061795" officeooo:paragraph-rsid="00061795" style:font-size-asian="14pt" style:font-weight-asian="bold" style:font-size-complex="14pt" style:font-weight-complex="bold"/>
    </style:style>
    <style:style style:name="T1" style:family="text">
      <style:text-properties officeooo:rsid="000705ba"/>
    </style:style>
    <style:style style:name="T2" style:family="text">
      <style:text-properties officeooo:rsid="0007b39c"/>
    </style:style>
    <style:style style:name="T3" style:family="text">
      <style:text-properties officeooo:rsid="00096bd3"/>
    </style:style>
    <style:style style:name="T4" style:family="text">
      <style:text-properties officeooo:rsid="00097ba1"/>
    </style:style>
    <style:style style:name="T5" style:family="text">
      <style:text-properties officeooo:rsid="000b83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reezer</text:p>
      <text:p text:style-name="P1">Контрольная группа freezer используется менеджером пакетных заданий системы, который запускает и останавливает набор задач в необходимом порядке для планирования ресурсов машины, в зависимости от пожеланий системного администратора. Этот вид программ часто используется в кластерах HPC(High perfomance computing clusters) для планирования доступа к кластеру как единому целому. Контрольная группа freezer использует контрольные группы для описания набора задач для запуска/остановки менеджером пакетных заданий системы. Также обеспечивается возможность запуска и остановки задач, составляющих задание.</text:p>
      <text:p text:style-name="P1">Контрольная группа freezer будет также используема для контрольных точек запущенных групп задач. Freezer позволяет коду контрольной точки получить целиком образ задачи, пытаясь поставить задачу в неподвижное состояние. Как только задача в неподвижном состоянии другая задача может пройтись по /proc или вызвать интерфейс ядра для получения информации про неподвижные <text:span text:style-name="T1">задачи. Задачи с установленной контрольной точкой могут быть перезапущены позже, как бы при возникновении ошибки восстановления. Это также позволяет задачам с установленными контрольными точками быть перемещёнными между узлами в кластере, копируя полученную информацию на другой узел и затем быть запущенными там.</text:span></text:p>
      <text:p text:style-name="P2">Последовательность SIGSTOP и SIGCONT не всегда подходит для остановки и восстановления задачи в пользовательском окружении. <text:span text:style-name="T2">Оба этих сигнала наблюдаются изнутри задачи, которую мы хотим заморозить. Поскольку сигнал SIGSTOP не может быть пойман, блокирован или проигнорирован, его можно увидеть, ожидая ptracing родительской задачи. SIGCONT особенно неподходящий, поскольку он может быть пойман задачей. Любые программы, разработанные для наблюдения за сигналами SIGSTOP и SIGCONT могут быть сломанными, пытаясь использовать SIGSTOP и SIGCONT для остановки и возобновления задачи. Мы можем продемонстрировать эту проблему используя для этого подходящий сценарий оболочки:</text:span></text:p>
      <text:p text:style-name="P3"/>
      <text:p text:style-name="P3"><text:s text:c="8"/>$ echo $$</text:p>
      <text:p text:style-name="P3"><text:s text:c="8"/>16644</text:p>
      <text:p text:style-name="P3"><text:s text:c="8"/>$ bash</text:p>
      <text:p text:style-name="P3"><text:s text:c="8"/>$ echo $$</text:p>
      <text:p text:style-name="P3"><text:s text:c="8"/>16690</text:p>
      <text:p text:style-name="P3"/>
      <text:p text:style-name="P3"><text:s text:c="8"/>Из другой, независимой оболочки:</text:p>
      <text:p text:style-name="P3"><text:s text:c="8"/>$ kill -SIGSTOP 16690</text:p>
      <text:p text:style-name="P3"><text:s text:c="8"/>$ kill -SIGCONT 16690</text:p>
      <text:p text:style-name="P3"/>
      <text:p text:style-name="P3">&lt;с этого места 16690 выполняется <text:s/>и становится причиной того, что 16644 будет завершён так же&gt;</text:p>
      <text:p text:style-name="P3"/>
      <text:p text:style-name="P3">Это происходит потому что bash может наблюдать за обоими сигналами и выбрать самостоятельно как на них ответить.</text:p>
      <text:p text:style-name="P4">Другим примером программы, которая перехватывает и отвечает на эти сигналы есть gdb. Фактически программы, разработанные для использования ptrace, имеют похожие проблемы с этим методом остановки и возобновления задачи.</text:p>
      <text:p text:style-name="P4">В контраст этому, контрольная группа freezer использует код заморозки ядра для избежания видимости задачей цикла заморозки/разморозки. Это позволяет таким примерам выше как bash и gdb выполнятся как и ожидается.</text:p>
      <text:p text:style-name="P4">Контрольная группа freezer является иерархической. Замораживая <text:span text:style-name="T3">контрольную группу замораживаются все задачи, которые к ней относятся, а также все задачи в дочерних группах. Каждая контрольная группа имеет своё состояние(self-state) и состояние унаследованное из </text:span><text:soft-page-break/><text:span text:style-name="T3">родительской группы(parent-state). Если оба состояния являются THAWED, тогда контрольная группа THAWED.</text:span></text:p>
      <text:p text:style-name="P5">Следующие файлы файловой системы контрольной группы создаются контрольной группой freezer:</text:p>
      <text:p text:style-name="P5">* freezer.state: Чтение-запись.</text:p>
      <text:p text:style-name="P5">Во время чтения возвращается эффективное состояние контрольной группы - «THAWED», «FREEZING» или «FROZEN». Это комбинация self и parent-states. Если любая из групп замораживается, тогда контрольная группа FREEZING или FROZEN.</text:p>
      <text:p text:style-name="P5">Транзит контрольной группы из состояния FREEZING в FROZEN происходит когда все задачи, которые относятся к контрольной группе становятся замороженными. Следует отметить, что контрольная группа возвращается к состоянию FREEZING из FROZEN после того как новая задача добавляется в контрольную группу или в одной из входящих в неё подгрупп задача замораживается.</text:p>
      <text:p text:style-name="P6">Во время записи <text:span text:style-name="T4">устанавливается self-state контрольной группы. Разрешено два значения - «FROZEN» и «THAWED». Если записано FROZEN, тогда, если контрольная группа не замораживается, контрольная группа входит в состояние FREEZING вместе со всеми своими входящими группами.</text:span></text:p>
      <text:p text:style-name="P7"><text:span text:style-name="T4">Если записано THAWED, значение self-state контрольной группы меняется на THAWED. Следует отметить, что эффективное значение может не поменяться на THAWED, если parent-state всё ещё в состоянии заморозки. Если эффективное состояние контрольной группы становится THAWED, все в неё входящие подгруппы в состоянии заморозки остаются в состоянии заморозки.</text:span></text:p>
      <text:p text:style-name="P7"><text:span text:style-name="T4">* freezer.self_freezing: Только чтение.</text:span></text:p>
      <text:p text:style-name="P7"><text:span text:style-name="T5">Отображает self-state. 0, если self-state является THAWED; в противном случае, 1. Это значение установлено в 1 если последняя запись в freezer.state была «FROZEN».</text:span></text:p>
      <text:p text:style-name="P7">* <text:span text:style-name="T5">freezer.parent_freezing: Только чтение.</text:span></text:p>
      <text:p text:style-name="P8">Отображает parent-state. 0, если предок контрольной группы заморожен; в противном случае, 1.</text:p>
      <text:p text:style-name="P8">Корневая контрольная группа не может быть заморожена и указанные выше интерфейсы в ней отсутствуют.</text:p>
      <text:p text:style-name="P8"/>
      <text:p text:style-name="P8">* Пример использования:</text:p>
      <text:p text:style-name="P8"/>
      <text:p text:style-name="P8"><text:s text:c="3"/># mkdir /sys/fs/cgroup/freezer</text:p>
      <text:p text:style-name="P8"><text:s text:c="3"/># mount -t cgroup -ofreezer freezer /sys/fs/cgroup/freezer</text:p>
      <text:p text:style-name="P8"><text:s text:c="3"/># mkdir /sys/fs/cgroup/freezer/0</text:p>
      <text:p text:style-name="P8"><text:s text:c="3"/># echo $some_pid &gt; /sys/fs/cgroup/freezer/0/tasks</text:p>
      <text:p text:style-name="P4"/>
      <text:p text:style-name="P9">для получения статуса в подсистеме freezer:</text:p>
      <text:p text:style-name="P9"/>
      <text:p text:style-name="P9"><text:s text:c="3"/># cat /sys/fs/cgroup/freezer/0/freezer.state</text:p>
      <text:p text:style-name="P9"><text:s text:c="3"/>THAWED</text:p>
      <text:p text:style-name="P9"/>
      <text:p text:style-name="P9">для заморозки всех задач в контейнере:</text:p>
      <text:p text:style-name="P9"/>
      <text:p text:style-name="P9"><text:s text:c="3"/># echo FROZEN &gt; /sys/fs/cgroup/freezer/0/freezer.state</text:p>
      <text:p text:style-name="P9"><text:s text:c="3"/># cat /sys/fs/cgroup/freezer/0/freezer.state</text:p>
      <text:p text:style-name="P9"><text:s text:c="3"/>FREEZING</text:p>
      <text:p text:style-name="P9"><text:s text:c="3"/># cat /sys/fs/cgroup/freezer/0/freezer.state</text:p>
      <text:p text:style-name="P9"><text:s text:c="3"/>FROZEN</text:p>
      <text:p text:style-name="P9"><text:soft-page-break/>для разморозки всех задач в контейнере:</text:p>
      <text:p text:style-name="P9"/>
      <text:p text:style-name="P9"><text:s text:c="3"/># echo THAWED &gt; /sys/fs/cgroup/freezer/0/freezer.state</text:p>
      <text:p text:style-name="P9"><text:s text:c="3"/># cat /sys/fs/cgroup/freezer/0/freezer.state</text:p>
      <text:p text:style-name="P9"><text:s text:c="3"/>THAWED</text:p>
      <text:p text:style-name="P9"/>
      <text:p text:style-name="P9">Это базовый механизм, который должен работать правильно в пользовательском окружении и в простых сценария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1:35:11.598803007</meta:creation-date>
    <dc:date>2015-01-07T15:48:12.985114566</dc:date>
    <meta:editing-duration>PT3H27M49S</meta:editing-duration>
    <meta:editing-cycles>6</meta:editing-cycles>
    <meta:generator>LibreOffice/4.1.6.2$Linux_X86_64 LibreOffice_project/410m0$Build-2</meta:generator>
    <meta:document-statistic meta:table-count="0" meta:image-count="0" meta:object-count="0" meta:page-count="3" meta:paragraph-count="47" meta:word-count="708" meta:character-count="5661" meta:non-whitespace-character-count="4893"/>
  </office:meta>
</office:document-meta>
</file>